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Calibri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style:font-name="Times New Roman" fo:font-size="12pt" style:text-underline-style="none" fo:font-weight="normal" style:font-name-asian="Calibri" style:font-size-asian="12pt" style:font-weight-asian="normal" style:font-name-complex="Times New Roman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eeting 6-11</text:p>
      <text:p text:style-name="P1"/>
      <text:p text:style-name="P3">Present: James Barnett</text:p>
      <text:p text:style-name="P3">John Bolton</text:p>
      <text:p text:style-name="P3">Samuel Clements</text:p>
      <text:p text:style-name="P3">Daniel Cornwell</text:p>
      <text:p text:style-name="P2"><text:span text:style-name="T2">Adrian </text:span><text:span text:style-name="T3">Gawryszewski</text:span></text:p>
      <text:p text:style-name="P4">Nathan Hand</text:p>
      <text:p text:style-name="P4">Daniel Stuessy</text:p>
      <text:p text:style-name="P4">Miles Warburton</text:p>
      <text:p text:style-name="P3"/>
      <text:p text:style-name="P4">We will store friends by storing a list of unique identifiers, such as email address and server id so that their data can be found.</text:p>
      <text:p text:style-name="P3"/>
      <text:p text:style-name="P4">A getMoney method needs to be added to the Player class so that the totals can be displayed on the leaderboard.</text:p>
      <text:p text:style-name="P3"/>
      <text:p text:style-name="P4">Things to bring up at the standards meeting – Is a trade offer an open offer to sell a monster, an offer to purchase a specific monster or both? Suggest that the standards group publishes an official document <text:s/>that contains all of the material agreed upon in meetings so all groups have one document to refer to. </text:p>
      <text:p text:style-name="P3"/>
      <text:p text:style-name="P4">Open offers, such as breed, will be displayed in a separate section of the notification area.</text:p>
      <text:p text:style-name="P3"/>
      <text:p text:style-name="P4">We will be storing the start date of the monster and calculating the age each time we need it.</text:p>
      <text:p text:style-name="P3"/>
      <text:p text:style-name="P4">Health, strength toughness and evade will not be stored, they will be calculated by a function each time they are required since they change with age.</text:p>
      <text:p text:style-name="P3"/>
      <text:p text:style-name="P4">A health lost variable will be stored.</text:p>
      <text:p text:style-name="P3"/>
      <text:p text:style-name="P4">A function will be required in the Monster class to calculate their value.</text:p>
      <text:p text:style-name="P3"/>
      <text:p text:style-name="P4">Daniel Stuessy will be updating the interaction design document to include open offers, as these were not in our original design.</text:p>
      <text:p text:style-name="P3"/>
      <text:p text:style-name="P4">We need to ask Bernie how we are hosting the web server.</text:p>
      <text:p text:style-name="P3"/>
      <text:p text:style-name="P4">We need to look at how we get the servlett to serve web pages.</text:p>
      <text:p text:style-name="P3"/>
      <text:p text:style-name="P4">James Barnett needs to set up tomcat and eclipse on his laptop, and be ready to gove a short demo of how to install and use tomcat for next meeting.</text:p>
      <text:p text:style-name="P3"/>
      <text:p text:style-name="P4">The next meeting will be on Thursday at 6P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4:00:48</meta:creation-date>
    <meta:editing-duration>P15824DT17H31M44S</meta:editing-duration>
    <meta:document-statistic meta:table-count="0" meta:image-count="0" meta:object-count="0" meta:page-count="1" meta:paragraph-count="22" meta:word-count="289" meta:character-count="1576"/>
    <meta:generator>OpenOffice.org/3.4$Win32 OpenOffice.org_project/340m1$Build-9590</meta:generator>
  </office:meta>
</office:document-meta>
</file>